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2024-12-16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2023-12-04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2021-12-20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2020-12-14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2018-12-11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2018-01-10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2016-12-14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2015-12-17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2014-12-15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201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2011-12-05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201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200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200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200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200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2006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200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200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200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200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1999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199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1997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199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1994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199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1992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199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199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1989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1988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1987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1986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1984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1981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1980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1978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1977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1976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1975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1974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1973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197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197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197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197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196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1968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1968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1968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1968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1968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1968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196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1967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1967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1967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1967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1967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1967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1967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1967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132</text:p>
          </table:table-cell>
          <table:table-cell office:value-type="string" calcext:value-type="string">
            <text:p>1967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56" meta:object-count="0"/>
    <meta:user-defined meta:name="AppVersion">3.0</meta:user-defined>
  </office:meta>
</office:document-meta>
</file>